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ens-serif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e44e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4e5" officeooo:paragraph-rsid="001e44e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normal" fo:font-weight="normal" officeooo:rsid="00374487" officeooo:paragraph-rsid="003744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212c7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520b7" officeooo:paragraph-rsid="002520b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bb370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fc92e" officeooo:paragraph-rsid="001fc92e" fo:background-color="#c5000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2520b7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style="normal" fo:font-weight="normal" officeooo:rsid="001bb37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style="normal" style:text-underline-style="solid" style:text-underline-width="auto" style:text-underline-color="font-color" fo:font-weight="bold" officeooo:rsid="0028438d" officeooo:paragraph-rsid="002520b7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style="normal" style:text-underline-style="solid" style:text-underline-width="auto" style:text-underline-color="font-color" fo:font-weight="bold" officeooo:rsid="0028438d" officeooo:paragraph-rsid="00386217" fo:background-color="transparent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38d7c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38fe79" officeooo:paragraph-rsid="0038fe7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normal" fo:font-weight="normal" officeooo:rsid="003ae68c" officeooo:paragraph-rsid="003ae68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e44e5" officeooo:paragraph-rsid="001e44e5" fo:background-color="transparent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3d125b" officeooo:paragraph-rsid="003d125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38d7c1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fo:font-weight="normal" officeooo:rsid="00275246" officeooo:paragraph-rsid="00275246" fo:background-color="transparent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4pt" fo:font-weight="normal" officeooo:rsid="002a2180" officeooo:paragraph-rsid="002a2180" fo:background-color="transparent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4pt" fo:font-weight="normal" officeooo:rsid="002d5127" officeooo:paragraph-rsid="002d5127" fo:background-color="transparent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4pt" fo:font-weight="normal" officeooo:rsid="002dbfee" officeooo:paragraph-rsid="002dbfee" fo:background-color="transparent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4pt" fo:font-weight="normal" officeooo:rsid="002f68f4" officeooo:paragraph-rsid="0033bc76" fo:background-color="transparent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2830f9" officeooo:paragraph-rsid="002830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29752d" officeooo:paragraph-rsid="0029752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2d5127" officeooo:paragraph-rsid="002d512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2dbfee" officeooo:paragraph-rsid="002dbf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style="normal" fo:font-weight="normal" officeooo:rsid="002ed003" officeooo:paragraph-rsid="002dbf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1">
      <style:text-properties fo:font-size="14pt" fo:font-style="normal" fo:font-weight="normal" officeooo:rsid="00313f6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1">
      <style:text-properties fo:font-size="14pt" fo:font-style="normal" fo:font-weight="normal" officeooo:rsid="00374487" officeooo:paragraph-rsid="003744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4pt" fo:font-weight="normal" officeooo:paragraph-rsid="001e44e5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8d7c1"/>
    </style:style>
    <style:style style:name="P41" style:family="paragraph" style:parent-style-name="Preformatted_20_Text">
      <style:text-properties style:font-name="Courier" fo:font-size="12pt" style:font-size-asian="12pt" style:font-size-complex="12pt"/>
    </style:style>
    <style:style style:name="P42" style:family="paragraph" style:parent-style-name="Preformatted_20_Text">
      <style:text-properties style:font-name="Courier" fo:font-size="12pt" style:font-name-asian="Nimbus Mono L" style:font-size-asian="12pt" style:font-name-complex="Liberation Mono" style:font-size-complex="12pt"/>
    </style:style>
    <style:style style:name="P43" style:family="paragraph" style:parent-style-name="Preformatted_20_Text">
      <style:text-properties officeooo:paragraph-rsid="003ae68c"/>
    </style:style>
    <style:style style:name="P44" style:family="paragraph" style:parent-style-name="Text_20_body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paragraph-rsid="0038d7c1" fo:background-color="transparent" style:font-size-asian="14pt" style:font-weight-asian="normal" style:font-size-complex="14pt" style:font-weight-complex="normal"/>
    </style:style>
    <style:style style:name="P45" style:family="paragraph" style:parent-style-name="Text_20_body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3c2b86" officeooo:paragraph-rsid="003c2b86" fo:background-color="transparent" style:font-size-asian="14pt" style:font-weight-asian="normal" style:font-size-complex="14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b370" style:font-style-asian="normal" style:font-style-complex="normal"/>
    </style:style>
    <style:style style:name="T3" style:family="text">
      <style:text-properties fo:font-style="normal" officeooo:rsid="001c7da6" style:font-style-asian="normal" style:font-style-complex="normal"/>
    </style:style>
    <style:style style:name="T4" style:family="text">
      <style:text-properties fo:font-style="normal" officeooo:rsid="002520b7" style:font-style-asian="normal" style:font-style-complex="normal"/>
    </style:style>
    <style:style style:name="T5" style:family="text">
      <style:text-properties fo:font-style="normal" officeooo:rsid="002830f9" style:font-style-asian="normal" style:font-style-complex="normal"/>
    </style:style>
    <style:style style:name="T6" style:family="text">
      <style:text-properties fo:font-style="normal" officeooo:rsid="002a6254" style:font-style-asian="normal" style:font-style-complex="normal"/>
    </style:style>
    <style:style style:name="T7" style:family="text">
      <style:text-properties fo:font-style="normal" officeooo:rsid="002bebaf" style:font-style-asian="normal" style:font-style-complex="normal"/>
    </style:style>
    <style:style style:name="T8" style:family="text">
      <style:text-properties fo:font-style="normal" officeooo:rsid="002d5127" style:font-style-asian="normal" style:font-style-complex="normal"/>
    </style:style>
    <style:style style:name="T9" style:family="text">
      <style:text-properties fo:font-style="normal" officeooo:rsid="00303dd1" style:font-style-asian="normal" style:font-style-complex="normal"/>
    </style:style>
    <style:style style:name="T10" style:family="text">
      <style:text-properties fo:font-style="normal" officeooo:rsid="00313f65" style:font-style-asian="normal" style:font-style-complex="normal"/>
    </style:style>
    <style:style style:name="T11" style:family="text">
      <style:text-properties fo:font-style="normal" officeooo:rsid="00328d66" style:font-style-asian="normal" style:font-style-complex="normal"/>
    </style:style>
    <style:style style:name="T12" style:family="text">
      <style:text-properties fo:font-style="normal" officeooo:rsid="0033bc76" style:font-style-asian="normal" style:font-style-complex="normal"/>
    </style:style>
    <style:style style:name="T13" style:family="text">
      <style:text-properties fo:font-style="normal" officeooo:rsid="00386217" style:font-style-asian="normal" style:font-style-complex="normal"/>
    </style:style>
    <style:style style:name="T14" style:family="text">
      <style:text-properties fo:font-style="normal" fo:background-color="#ff0000" loext:char-shading-value="0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3aa2e"/>
    </style:style>
    <style:style style:name="T17" style:family="text">
      <style:text-properties officeooo:rsid="002520b7"/>
    </style:style>
    <style:style style:name="T18" style:family="text">
      <style:text-properties fo:font-size="14pt" fo:font-weight="normal" officeooo:rsid="002520b7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2520b7" style:font-size-asian="14pt" style:font-size-complex="14pt"/>
    </style:style>
    <style:style style:name="T21" style:family="text">
      <style:text-properties fo:font-size="14pt" fo:font-style="normal" fo:font-weight="normal" officeooo:rsid="0038d7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officeooo:rsid="002d5127"/>
    </style:style>
    <style:style style:name="T23" style:family="text">
      <style:text-properties style:text-underline-style="solid" style:text-underline-width="auto" style:text-underline-color="font-color" officeooo:rsid="00230d88"/>
    </style:style>
    <style:style style:name="T24" style:family="text">
      <style:text-properties officeooo:rsid="00377250"/>
    </style:style>
    <style:style style:name="T25" style:family="text">
      <style:text-properties officeooo:rsid="00386217"/>
    </style:style>
    <style:style style:name="T26" style:family="text">
      <style:text-properties style:font-name="Courier" fo:font-size="12pt" style:font-size-asian="12pt" style:font-size-complex="12pt"/>
    </style:style>
    <style:style style:name="T27" style:family="text">
      <style:text-properties style:font-name="Courier" fo:font-size="12pt" style:font-name-asian="Nimbus Mono L" style:font-size-asian="12pt" style:font-name-complex="Liberation Mono" style:font-size-complex="12pt"/>
    </style:style>
    <style:style style:name="T28" style:family="text">
      <style:text-properties officeooo:rsid="0038fe79"/>
    </style:style>
    <style:style style:name="T29" style:family="text">
      <style:text-properties officeooo:rsid="003c2b86"/>
    </style:style>
    <style:style style:name="T30" style:family="text">
      <style:text-properties officeooo:rsid="003d125b"/>
    </style:style>
    <style:style style:name="T31" style:family="text">
      <style:text-properties officeooo:rsid="003e6b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 «<text:span text:style-name="T29">Знакомство с системой верификации на основе моделей Spin</text:span>» по курсу «<text:span text:style-name="T16">Методология программной инженерии и верификация программного обеспечения</text:span>».</text:p>
      <text:p text:style-name="P5"/>
      <text:p text:style-name="P7">Преподаватель: Данилов Игорь Геннадьевич, <text:span text:style-name="T16">к.т.н.,</text:span> ассистент кафедры МОП ЭВМ; контакты: <text:span text:style-name="T16">email</text:span> — <text:a xlink:type="simple" xlink:href="mailto:igdanilov@sfedu.ru" text:style-name="Internet_20_link" text:visited-style-name="Visited_20_Internet_20_Link"><text:span text:style-name="T16">igdanilov</text:span></text:a><text:a xlink:type="simple" xlink:href="mailto:igdanilov@sfedu.ru" text:style-name="Internet_20_link" text:visited-style-name="Visited_20_Internet_20_Link">@</text:a><text:a xlink:type="simple" xlink:href="mailto:igdanilov@sfedu.ru" text:style-name="Internet_20_link" text:visited-style-name="Visited_20_Internet_20_Link"><text:span text:style-name="T16">sfedu.ru</text:span></text:a>, вконтакте – id1274906.</text:p>
      <text:p text:style-name="P9">Дата обновления документа: <text:span text:style-name="T29">25</text:span>.09.2015</text:p>
      <text:p text:style-name="P7"/>
      <text:p text:style-name="P1">Лабораторная работа</text:p>
      <text:p text:style-name="P8"/>
      <text:p text:style-name="P15"><text:span text:style-name="T18">Лабораторная работа основана на материале курса летней школы –- </text:span><text:span text:style-name="T19">Fourth </text:span><text:a xlink:type="simple" xlink:href="http://fm.csl.sri.com/SSFT14/" text:style-name="Internet_20_link" text:visited-style-name="Visited_20_Internet_20_Link"><text:span text:style-name="T19">Summer School on Formal Techniques</text:span></text:a><text:span text:style-name="T19">, held May 19-23, 2014, at Menlo College, Atherton, CA, organized by SRI </text:span><text:span text:style-name="T20">(</text:span><text:a xlink:type="simple" xlink:href="http://spinroot.com/courses/summer/" text:style-name="Internet_20_link" text:visited-style-name="Visited_20_Internet_20_Link"><text:span text:style-name="T20">http://spinroot.com/courses/summer/</text:span></text:a><text:span text:style-name="T20">).</text:span></text:p>
      <text:p text:style-name="P7">Для выполнения лабораторной работы необходимо разбиться <text:span text:style-name="T17">на </text:span>бригады <text:span text:style-name="T17">максимум</text:span> по 2 человека. <text:span text:style-name="T2">Лабораторная работа делится на две части: </text:span><text:span text:style-name="T4">1) знакомство с графическим интерфейсом к инструменту верификации на основе моделей Spin; 2) <text:s/>знакомство с базовыми элементами процесса верификации с и</text:span><text:span text:style-name="T13">с</text:span><text:span text:style-name="T4">пользованием верификатора Spin</text:span><text:span text:style-name="T2">.</text:span></text:p>
      <text:p text:style-name="P10"><text:span text:style-name="T2">Д</text:span><text:span text:style-name="T1">алее все ссылки на директории и файлы в описании будут приводиться относительно пути, по которому расположены необходимые инструменты верификации в специально сконфигурированной для лабораторной работы среде (Debian x64 + openbox): /home/user/spin. Например, каталог со стандартными примерами Spin: полная запись – /home/user/spin/Spin/Examples, относительная – Spin/Examples. Пары логин пароль для входа в ОС: login: user, password: user; login (</text:span><text:span text:style-name="T14">суперпользователь</text:span><text:span text:style-name="T1">): root, password: root.</text:span></text:p>
      <text:p text:style-name="P16"/>
      <text:p text:style-name="P17">1. Знакомство с графическим интерфейсом к инструменту верификации на основе моделей Spin</text:p>
      <text:p text:style-name="P12"/>
      <text:list xml:id="list5718652118665715348" text:style-name="L1">
        <text:list-item>
          <text:p text:style-name="P26"><text:span text:style-name="T3">З</text:span><text:span text:style-name="T1">апустите iSpin, набрав в терминале команду ispin.</text:span></text:p>
        </text:list-item>
        <text:list-item>
          <text:p text:style-name="P26"><text:span text:style-name="T1">Откройте файл модели SpinLab/P2/LTL/leader.pml </text:span><text:span text:style-name="T5">(Edit/View→Open) .</text:span></text:p>
        </text:list-item>
        <text:list-item>
          <text:p text:style-name="P32">В логе команд iSpin (нижняя часть окна на вкладке Edit/View) должны появиться примерно следующие строки:</text:p>
          <text:p text:style-name="P32"/>
          <text:p text:style-name="P32">Spin Version 6.4.3 -- 16 December 2014</text:p>
          <text:p text:style-name="P32">iSpin Version 1.1.4 -- 27 November 2014</text:p>
          <text:p text:style-name="P32">TclTk Version 8.6/8.6</text:p>
          <text:p text:style-name="P32">1 /home/vainamon/docs/research/spin/SpinLab/P2/LTL/leader.pml:1</text:p>
          <text:p text:style-name="P32"/>
        </text:list-item>
        <text:list-item>
          <text:p text:style-name="P33">В центре окна должен располагаться редактор с исходным кодом модели алгоритма избрания лидера на языке Promela. Откройте страничку помощи (&lt;Help&gt;) и просмотрите доступные рубрики. В случае если Вы редактируете файл модели в другом редакторе, то для его обновления в окне iSpin нажмите Edit/View→ ReOpen.</text:p>
        </text:list-item>
        <text:list-item>
          <text:p text:style-name="P27"><text:span text:style-name="T1">Для проверки синтаксиса модели нажмите Edit/View→Syntax Check. Для </text:span><text:soft-page-break/><text:span text:style-name="T1">проверки избыточности кода модели нажмите Edit/View→Redundancy Check. </text:span><text:span text:style-name="T6">Также Вы можете просмотреть таблицу символов для спецификации модели, нажав Edit/View→Symbol Table. </text:span><text:span text:style-name="T7">При нажатии на Edit/View→Automata View, можно получить графическое представление (в виде автомата) каждого процесса и LTL-формулы или never claim.</text:span></text:p>
        </text:list-item>
        <text:list-item>
          <text:p text:style-name="P28"><text:span text:style-name="T7">В</text:span><text:span text:style-name="T1">о вкладке Simulate/Replay производится запуск или перезапуск модели в режиме «симуляции», а также настройка параметров симуляции. Для запуска симуляции нажмите кнопку Simulate/Replay→(Re)Run, изучите результаты процесса симуляции.</text:span></text:p>
        </text:list-item>
        <text:list-item>
          <text:p text:style-name="P34">Справа в центре окна можно увидеть графическое представление смоделированной последовательности сообщений. Слева внизу – окно со значением переменных модели, а справа внизу – окно с содержимым очередей каналов. Результаты самой симуляции отображаются внизу в центре. Симуляцию можно осуществить в пошаговом режиме (кнопки Simulate/Replay→Step Forward, Simulate/Replay→Step Backward). Вернуться на определенный шаг симуляции и просмотреть значения переменных, содержимое каналов и т. п. можно, нажав на соответствующий блок (состояние) на графическом представлении или в окне результатов симуляции.</text:p>
        </text:list-item>
        <text:list-item>
          <text:p text:style-name="P29"><text:span text:style-name="T1">В окне «Background command executed:» на вкладке </text:span><text:span text:style-name="T8">Simulate/Replay </text:span><text:span text:style-name="T1">отображается команда и параметры, с помощью которых iSpin осуществляет симуляцию. Содержимое данного окна может выглядеть примерно следующим образом:</text:span></text:p>
          <text:p text:style-name="P35"/>
          <text:p text:style-name="P35">spin -p -s -r -X -v -n123 -l -g -u10000 leader.pml</text:p>
        </text:list-item>
      </text:list>
      <text:p text:style-name="P36"/>
      <text:p text:style-name="P36"><text:tab/>Для того, чтобы просмотреть все возможные опции верификатора spin <text:tab/>необходимо запустить в консоли команду spin --.</text:p>
      <text:list xml:id="list170222273315682" text:continue-numbering="true" text:style-name="L1">
        <text:list-item>
          <text:p text:style-name="P30"><text:span text:style-name="T1">На вкладке Verification можно задать основные опции верификации, а также дополнительные опции (нажав на кнопку Verification→Show Error Trapping Options или <text:s/>Verification→Show Advanced Parameter Settings). Для запуска процесса верификации нажмите Verification→Run. </text:span><text:span text:style-name="T9">Результаты верификации отображаются в окне, расположенном внизу справа. </text:span><text:span text:style-name="T10">По умолчанию iSpin проверяет свойства безопасности. Для проверки свойств живости выберите Verification→acceptence cycles, а также Verification→use claim, и введите имя любой LTL-формулы, заданной в коде модели (p0, p1, p2</text:span><text:span text:style-name="T11"> или</text:span><text:span text:style-name="T10"> p3), </text:span><text:span text:style-name="T12">в поле Verification→claim name (opt)</text:span><text:span text:style-name="T10">. </text:span><text:span text:style-name="T12">Нажмите кнопку </text:span><text:span text:style-name="T1">Verification→Run </text:span><text:span text:style-name="T12">и изучите результаты верификации.</text:span></text:p>
        </text:list-item>
        <text:list-item>
          <text:p text:style-name="P37">Введите программную ошибку, добавив выражение assert(false) в строке 52 (:: Active -&gt; assert(false)). Сохраните файл (Edit/View→Save) и повторите верификацию (Verification→Run). Верификация должна завершиться с ошибкой, а в окне результатов верификации должна появиться строчка, примерно следующего содержания:</text:p>
          <text:p text:style-name="P37"/>
          <text:p text:style-name="P38"><text:soft-page-break/>To replay the error-trail, goto Simulate/Replay and select "Run"</text:p>
          <text:p text:style-name="P38">Повторите симуляцию в ручном режиме, чтобы обнаружить ошибку: для этого на вкладке Simulate/Replay выберите режим Guided, with trail и нажмите на кнопку <text:s/><text:span text:style-name="T22">Simulate/Replay→(Re)Run. </text:span>В окне результатов симуляции должны быть строки примерно следующего содержания:</text:p>
          <text:p text:style-name="P38"/>
          <text:p text:style-name="P38">42:<text:tab/>proc <text:s/>5 (nnode:1) leader.pml:52 (state 4)<text:tab/>[(Active)]</text:p>
          <text:p text:style-name="P38">spin: leader.pml:52, Error: assertion violated</text:p>
          <text:p text:style-name="P38">spin: text of failed assertion: assert(0)</text:p>
          <text:p text:style-name="P38"/>
        </text:list-item>
        <text:list-item>
          <text:p text:style-name="P38"><text:s/><text:span text:style-name="T24">Для сохранения и восстановления текущей сессии верификации (включая отмеченные опции и промежуточные результаты верификации/симуляции) используются кнопки панели Save Session и Restore Session.</text:span></text:p>
        </text:list-item>
      </text:list>
      <text:p text:style-name="P6"><text:tab/></text:p>
      <text:p text:style-name="P6"/>
      <text:p text:style-name="P18"><text:span text:style-name="T25">2</text:span><text:span text:style-name="T23">. <text:s/></text:span><text:span text:style-name="T25">Знакомство с базовыми элементами процесса верификации с использованием верификатора Spin</text:span></text:p>
      <text:list xml:id="list4944729858042501706" text:style-name="L2">
        <text:list-header>
          <text:p text:style-name="P31"/>
        </text:list-header>
      </text:list>
      <text:p text:style-name="P25"><text:span text:style-name="T21">Задача обеспечения взаимного исключения процессов в критической области долгое время была популярна и позиционировалась как интеллектуальный вызов. Обзор решений и попыток решений можно найти, например, в [1, 2]. В 1981 Петерсон опубликовал достаточно элегантное решение данной проблемы [3]. На языке Promela предложенное Петерсоном решение <text:s/>может быть смоделировано следующим образом (см. файл SpinLab/P/ex_3b.pml):</text:span></text:p>
      <text:p text:style-name="P25"><text:span text:style-name="T21"/></text:p>
      <text:p text:style-name="P40"><text:span text:style-name="T26"><text:s text:c="2"/>1 bool flag[2]</text:span></text:p>
      <text:p text:style-name="P41"><text:s text:c="2"/>2 bool turn</text:p>
      <text:p text:style-name="P41"><text:s text:c="2"/>3 </text:p>
      <text:p text:style-name="P41"><text:s text:c="2"/>4 active [2] proctype user()</text:p>
      <text:p text:style-name="P41"><text:s text:c="2"/>5 {</text:p>
      <text:p text:style-name="P41"><text:s text:c="2"/>6 <text:s text:c="4"/>flag[_pid] = true</text:p>
      <text:p text:style-name="P41"><text:s text:c="2"/>7 <text:s text:c="4"/>turn = _pid</text:p>
      <text:p text:style-name="P41"><text:s text:c="2"/>8 <text:s text:c="4"/>(flag[1-_pid] == false || turn == 1-_pid)</text:p>
      <text:p text:style-name="P41"><text:s text:c="2"/>9 </text:p>
      <text:p text:style-name="P41"><text:s/>10 crit: skip <text:s/>// critical section</text:p>
      <text:p text:style-name="P41"><text:s/>11 </text:p>
      <text:p text:style-name="P41"><text:s/>12 <text:s text:c="4"/>flag[_pid] = false</text:p>
      <text:p text:style-name="Preformatted_20_Text"><text:span text:style-name="T26"><text:s/>13 }</text:span></text:p>
      <text:p text:style-name="Preformatted_20_Text"/>
      <text:p text:style-name="P19">Предо<text:span text:style-name="T28">пределенная системная переменная Promela _pid содержит идентификатор процесса (в данном случае это 0 или 1). Критическая секция обозначена меткой crit (строка 10).</text:span></text:p>
      <text:p text:style-name="P20">Изучите и объясните предложенную модель. Верифицируйте алгоритм Петерсона. Самый простой способ: использование дополнительной <text:soft-page-break/>переменной-счетчика и конструкции assert. Добавьте дополнительную переменную-счетчик cnt, которая наращивается на 1, а затем уменьшается на 1 в критической секции, а между этими операциями происходит проверка (assert) на равенство этой переменной единице:</text:p>
      <text:p text:style-name="P20"/>
      <text:p text:style-name="P43"><text:s text:c="4"/><text:span text:style-name="T27"><text:s text:c="5"/>9 <text:s text:c="6"/>cnt++</text:span></text:p>
      <text:p text:style-name="P42"><text:s text:c="8"/>10 crit: assert(cnt == 1)</text:p>
      <text:p text:style-name="P42"><text:s text:c="8"/>11 <text:s text:c="6"/>cnt--</text:p>
      <text:p text:style-name="P20"/>
      <text:p text:style-name="P21">Объясните результат верификации и ответьте на дополнительные вопросы: какой тип данных должна иметь переменная cnt? <text:span text:style-name="T29">Может переменная cnt иметь тип bit? Тип int? Должна переменная cnt быть объявлена локально или же глобально?</text:span></text:p>
      <text:p text:style-name="P19"/>
      <text:p text:style-name="P2">Источники информации</text:p>
      <text:list xml:id="list7204534031101259129" text:style-name="L3">
        <text:list-item text:start-value="1">
          <text:p text:style-name="P44"><text:bookmark text:name="R5"/>M. Raynal, Algorithms for Mutual Exclusion, MIT Press, Cambridge, Mass., 1986, 107 pgs.</text:p>
        </text:list-item>
        <text:list-item>
          <text:p text:style-name="P44"><text:bookmark text:name="R6"/>L. Lamport, `The mutual exclusion problem -- parts I and II,' Journal of the ACM, Vol. 33, No. 2, April 1986, pp. 313-347.</text:p>
        </text:list-item>
        <text:list-item>
          <text:p text:style-name="P44"><text:bookmark text:name="R7"/>G.L. Peterson, `Myths about the mutual exclusion problem,' Inf. Proc. Letters, 1981, Vol. 12, No. 3, pp. 115-116.</text:p>
        </text:list-item>
        <text:list-item>
          <text:p text:style-name="P45">http://spinroot.com/spin/whatispin.html</text:p>
        </text:list-item>
        <text:list-item>
          <text:p text:style-name="P22">Интернет.</text:p>
        </text:list-item>
      </text:list>
      <text:p text:style-name="P11"/>
      <text:p text:style-name="P3">Содержание отчета</text:p>
      <text:list xml:id="list170223633237024" text:continue-list="list7204534031101259129" text:style-name="L3">
        <text:list-item text:start-value="1">
          <text:p text:style-name="P23">Цель работы</text:p>
        </text:list-item>
        <text:list-item>
          <text:p text:style-name="P23">Описание <text:span text:style-name="T30">(в виде основных экранных форм) выполненных действий по первой части работы</text:span></text:p>
        </text:list-item>
        <text:list-item>
          <text:p text:style-name="P24">Измененная модель алгоритма Петерсона и <text:span text:style-name="T15">подробное объяснение</text:span> каждой строки модели из второй части работы</text:p>
        </text:list-item>
        <text:list-item>
          <text:p text:style-name="P24">Ответы на дополнительные вопросы из второй части работы</text:p>
        </text:list-item>
        <text:list-item>
          <text:p text:style-name="P24">Вывод</text:p>
          <text:p text:style-name="P39"/>
        </text:list-item>
      </text:list>
      <text:p text:style-name="P1">Общие требования к оформлению</text:p>
      <text:p text:style-name="P4"/>
      <text:p text:style-name="P7">В отчете приводится описание всех выполненных действий <text:span text:style-name="T31">согласно требованиям к содержанию</text:span>.</text:p>
      <text:p text:style-name="P13">Отчет сдается в электронном виде <text:span text:style-name="T31">(высылается на электронную почту как минимум за неделю до очной сдачи)</text:span>.</text:p>
      <text:p text:style-name="P7">Обычный текст - шрифт 14 пт., заголовок — 16 пт., междустрочный интервал — одинарный, красная строка — 1 см, поля по 2 см.</text:p>
      <text:p text:style-name="P7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<text:soft-page-break/>Проверил: ...».</text:p>
      <text:p text:style-name="P14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ens-serif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5-09-25T17:02:21.780898183</dc:date>
    <meta:editing-duration>PT7H53M15S</meta:editing-duration>
    <meta:editing-cycles>106</meta:editing-cycles>
    <meta:generator>LibreOffice/4.3.7.2$Linux_X86_64 LibreOffice_project/430m0$Build-2</meta:generator>
    <meta:document-statistic meta:table-count="0" meta:image-count="0" meta:object-count="0" meta:page-count="5" meta:paragraph-count="70" meta:word-count="1100" meta:character-count="8391" meta:non-whitespace-character-count="7284"/>
  </office:meta>
</office:document-meta>
</file>